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DejaVu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cott Templer</meta:initial-creator>
    <meta:creation-date>2006-05-16T10:26:40</meta:creation-date>
    <dc:language>en-US</dc:language>
    <meta:editing-cycles>3</meta:editing-cycles>
    <meta:editing-duration>PT7S</meta:editing-duration>
    <dc:date>2012-09-11T17:20:48</dc:date>
    <dc:creator>Garrett LeSage</dc:creator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